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variant="normal" fo:text-transform="none" fo:color="#1b1c1d" loext:opacity="100%" style:text-line-through-style="none" style:text-line-through-type="none" style:font-name="Google Sans Text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3" style:family="paragraph" style:parent-style-name="Heading_20_4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b1c1d" loext:opacity="100%" style:text-line-through-style="none" style:text-line-through-type="none" style:font-name="Google Sans Text" fo:font-size="12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cm" fo:margin-right="0cm" fo:margin-top="0.423cm" fo:margin-bottom="0.423cm" style:contextual-spacing="false" fo:line-height="137%" fo:text-indent="0cm" style:auto-text-indent="false" style:writing-mode="lr-tb"/>
      <style:text-properties fo:font-weight="normal"/>
    </style:style>
    <style:style style:name="P8" style:family="paragraph" style:parent-style-name="Text_20_body">
      <style:paragraph-properties fo:margin-left="1.058cm" fo:margin-right="1.058cm" fo:margin-top="0cm" fo:margin-bottom="0.423cm" style:contextual-spacing="false" fo:line-height="137%" fo:text-indent="0cm" style:auto-text-indent="fals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left="0cm" fo:margin-right="0cm" fo:margin-top="0.423cm" fo:margin-bottom="0.423cm" style:contextual-spacing="false" fo:line-height="137%" fo:text-indent="0cm" style:auto-text-indent="fals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1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weight="normal"/>
    </style:style>
    <style:style style:name="P13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4" style:family="paragraph" style:parent-style-name="Text_20_body" style:list-style-name="L4">
      <loext:graphic-properties draw:fill="none" draw:fill-color="#ffffff"/>
      <style:paragraph-properties fo:margin-left="0.291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4">
      <loext:graphic-properties draw:fill="none" draw:fill-color="#ffffff"/>
      <style:paragraph-properties fo:margin-left="0.291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6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7" style:family="paragraph" style:parent-style-name="Text_20_body" style:list-style-name="L6">
      <loext:graphic-properties draw:fill="none" draw:fill-color="#ffffff"/>
      <style:paragraph-properties fo:margin-left="0.291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8" style:family="paragraph" style:parent-style-name="Text_20_body" style:list-style-name="L7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9" style:family="paragraph" style:parent-style-name="Text_20_body" style:list-style-name="L8">
      <loext:graphic-properties draw:fill="none" draw:fill-color="#ffffff"/>
      <style:paragraph-properties fo:margin-left="0.291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0" style:family="paragraph" style:parent-style-name="Text_20_body" style:list-style-name="L8">
      <loext:graphic-properties draw:fill="none" draw:fill-color="#ffffff"/>
      <style:paragraph-properties fo:margin-left="0.291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388cm" style:contextual-spacing="false" fo:line-height="137%" fo:text-indent="0cm" style:auto-text-indent="false" fo:background-color="#ffffff" fo:padding="0cm" fo:border="none" style:writing-mode="lr-tb"/>
      <style:text-properties fo:font-variant="normal" fo:text-transform="none" fo:color="#202124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9">
      <loext:graphic-properties draw:fill="solid" draw:fill-color="#ffffff" draw:opacity="100%"/>
      <style:paragraph-properties fo:margin-left="0cm" fo:margin-right="0cm" fo:margin-top="0cm" fo:margin-bottom="0cm" style:contextual-spacing="false" fo:line-height="137%" fo:text-indent="0cm" style:auto-text-indent="false" fo:background-color="#ffffff" fo:padding="0cm" fo:border="none" style:writing-mode="lr-tb"/>
      <style:text-properties fo:font-variant="normal" fo:text-transform="none" fo:color="#202124" loext:opacity="100%" style:text-line-through-style="none" style:text-line-through-type="none" style:font-name="Google Sans Text" fo:font-size="11pt" fo:font-style="normal" style:text-underline-style="none" fo:font-weight="normal" style:text-blinking="false"/>
    </style:style>
    <style:style style:name="P23" style:family="paragraph" style:parent-style-name="Text_20_body">
      <loext:graphic-properties draw:fill="solid" draw:fill-color="#ffffff" draw:opacity="100%"/>
      <style:paragraph-properties fo:margin-left="0cm" fo:margin-right="0cm" fo:margin-top="0.388cm" fo:margin-bottom="0cm" style:contextual-spacing="false" fo:line-height="137%" fo:text-indent="0cm" style:auto-text-indent="false" fo:background-color="#ffffff" fo:padding="0cm" fo:border="none" style:writing-mode="lr-tb"/>
      <style:text-properties fo:font-weight="normal"/>
    </style:style>
    <style:style style:name="P24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5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writing-mode="lr-tb"/>
    </style:style>
    <style:style style:name="T1" style:family="text"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202124" loext:opacity="100%" style:text-line-through-style="none" style:text-line-through-type="none" style:font-name="Google Sans Text" fo:font-size="11pt" fo:font-style="normal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1b1c1d" loext:opacity="100%" style:text-line-through-style="none" style:text-line-through-type="none" style:font-name="Google Sans Text" fo:font-size="11pt" fo:font-style="italic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1b1c1d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color="#1b1c1d" loext:opacity="100%" style:font-name="Google Sans Text" fo:font-weight="bold" fo:background-color="transparent" loext:char-shading-value="0"/>
    </style:style>
    <style:style style:name="T7" style:family="text">
      <style:text-properties fo:color="#1b1c1d" loext:opacity="100%" fo:background-color="transparent" loext:char-shading-value="0"/>
    </style:style>
    <style:style style:name="T8" style:family="text">
      <style:text-properties fo:color="#1b1c1d" loext:opacity="100%" style:font-name="Google Sans Text" fo:background-color="transparent" loext:char-shading-value="0"/>
    </style:style>
    <style:style style:name="T9" style:family="text">
      <style:text-properties fo:color="#1b1c1d" loext:opacity="100%" style:font-name="Google Sans Text" fo:font-style="italic" fo:background-color="transparent" loext:char-shading-value="0"/>
    </style:style>
    <style:style style:name="T10" style:family="text">
      <style:text-properties fo:font-weight="bold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background-color="#ffffff" loext:char-shading-value="0"/>
    </style:style>
    <style:style style:name="T13" style:family="text">
      <style:text-properties fo:font-variant="normal" fo:text-transform="none" fo:color="#202124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202124" loext:opacity="100%" style:text-line-through-style="none" style:text-line-through-type="none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202124" loext:opacity="100%" style:text-line-through-style="none" style:text-line-through-type="none" style:font-name="Google Sans Text" fo:font-size="11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1155cc" loext:opacity="100%" style:text-line-through-style="none" style:text-line-through-type="none" style:text-underline-style="solid" style:text-underline-width="auto" style:text-underline-color="font-color" style:text-blinking="false" fo:background-color="transparent" loext:char-shading-value="0" style:font-name-complex="Arial" style:font-size-complex="11pt" style:font-style-complex="normal" style:font-weight-complex="normal"/>
    </style:style>
    <style:style style:name="T19" style:family="text">
      <style:text-properties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docs-internal-guid-3a3173ff-7fff-fe38-3c32-39049cc7b5ce"/>Charter of the Global Anti-Hate Speech Platform (The Anti-Hate Platform)</text:h>
      <text:p text:style-name="P2">This document outlines the foundational principles, definitions, and governance structure for The Anti-Hate Platform.</text:p>
      <text:p text:style-name="Horizontal_20_Line"/>
      <text:h text:style-name="P3" text:outline-level="4">Preamble</text:h>
      <text:p text:style-name="P4">We, the global community of The Anti-Hate Platform, are united by two core beliefs:</text:p>
      <text:list text:style-name="L1">
        <text:list-item>
          <text:p text:style-name="P5">That the freedom of expression is a fundamental human right, essential for open, democratic, and enlightened societies.</text:p>
        </text:list-item>
        <text:list-item>
          <text:p text:style-name="P6">That human dignity is an equal and fundamental human right, which is assaulted by hate speech.</text:p>
        </text:list-item>
      </text:list>
      <text:p text:style-name="P7"><text:span text:style-name="T1">We assert that these rights are </text:span><text:span text:style-name="T2">interdependent</text:span><text:span text:style-name="T1">. Hate speech is not an exercise of freedom; it is an act of silencing, marginalization, and violence that seeks to deny others their dignity and right to participate in public life.</text:span></text:p>
      <text:p text:style-name="P2">This Charter establishes the principles by which we identify and seek the removal of unambiguous hate speech to foster a digital world where all can participate freely and safely.</text:p>
      <text:p text:style-name="Horizontal_20_Line"/>
      <text:h text:style-name="P3" text:outline-level="4">Article 1: Definition of Hate Speech</text:h>
      <text:p text:style-name="P2">For the purpose of this Charter, hate speech is defined as:</text:p>
      <text:p text:style-name="P8">Any communication (in text, image, audio, video, or symbolic behavior) that attacks, dehumanizes, or promotes hatred, discrimination, or violence against an individual or a group based on their protected characteristics.</text:p>
      <text:p text:style-name="P9">This definition is to be applied using the guiding principles in Article 3.</text:p>
      <text:p text:style-name="Horizontal_20_Line"/>
      <text:h text:style-name="P3" text:outline-level="4">Article 2: Protected Characteristics</text:h>
      <text:p text:style-name="P4">This Charter protects individuals and groups from hate speech based on the following identity factors. This list is a "living document" that can be amended per Article 5.</text:p>
      <text:list text:style-name="L2">
        <text:list-item>
          <text:p text:style-name="P10">Race</text:p>
        </text:list-item>
        <text:list-item>
          <text:p text:style-name="P10"><text:soft-page-break/>Ethnicity</text:p>
        </text:list-item>
        <text:list-item>
          <text:p text:style-name="P10">National Origin</text:p>
        </text:list-item>
        <text:list-item>
          <text:p text:style-name="P10">Religion or Belief</text:p>
        </text:list-item>
        <text:list-item>
          <text:p text:style-name="P10">Caste</text:p>
        </text:list-item>
        <text:list-item>
          <text:p text:style-name="P10">Gender or Gender Identity</text:p>
        </text:list-item>
        <text:list-item>
          <text:p text:style-name="P10">Sexual Orientation</text:p>
        </text:list-item>
        <text:list-item>
          <text:p text:style-name="P11">Disability or Serious Medical Condition</text:p>
        </text:list-item>
      </text:list>
      <text:p text:style-name="P7"><text:span text:style-name="T1">This Charter does not protect institutions, governments, states, or abstract concepts (e.g., political ideologies, religions </text:span><text:span text:style-name="T3">, opinions, organizations</text:span><text:span text:style-name="T1">) from criticism. It </text:span><text:span text:style-name="T4">only</text:span><text:span text:style-name="T5"> </text:span><text:span text:style-name="T1">protects </text:span><text:span text:style-name="T2">people</text:span><text:span text:style-name="T1">.</text:span></text:p>
      <text:p text:style-name="Horizontal_20_Line"/>
      <text:h text:style-name="P3" text:outline-level="4">Article 3: Principles of Moderation (The "Test")</text:h>
      <text:p text:style-name="P12"><text:span text:style-name="T1">To distinguish hate speech (prohibited) from speech that is merely offensive, critical, or shocking (protected), The Anti-Hate Platform Verifiers must apply the following principles, based on the </text:span><text:span text:style-name="T2">Rabat Plan of Action</text:span><text:span text:style-name="T1">:</text:span></text:p>
      <text:list text:style-name="L3">
        <text:list-item>
          <text:p text:style-name="P13"><text:span text:style-name="T6">Principle of Harm (The "Line"):</text:span><text:span text:style-name="T7"> </text:span><text:span text:style-name="T8">The speech must cross a high threshold. We do </text:span><text:span text:style-name="T6">not</text:span><text:span text:style-name="T7"> </text:span><text:span text:style-name="T8">target:</text:span></text:p>
        </text:list-item>
      </text:list>
      <text:list text:style-name="L4">
        <text:list-item>
          <text:p text:style-name="P14">Blasphemy or criticism of religion.</text:p>
        </text:list-item>
        <text:list-item>
          <text:p text:style-name="P14">Criticism of governments, political leaders, or institutions.</text:p>
        </text:list-item>
        <text:list-item>
          <text:p text:style-name="P14">Satire, mockery, or offensive humor that does not meet the definition in Article 1.</text:p>
        </text:list-item>
        <text:list-item>
          <text:p text:style-name="P15"><text:span text:style-name="T8">Academic, journalistic, or good-faith debate </text:span><text:span text:style-name="T9">about</text:span><text:span text:style-name="T7"> </text:span><text:span text:style-name="T8">hateful ideas.</text:span></text:p>
        </text:list-item>
      </text:list>
      <text:list text:style-name="L5">
        <text:list-item>
          <text:p text:style-name="P16"><text:span text:style-name="T6">Principle of Context:</text:span><text:span text:style-name="T7"> </text:span><text:span text:style-name="T8">No content exists in a vacuum. Verifiers must assess:</text:span></text:p>
        </text:list-item>
      </text:list>
      <text:list text:style-name="L6">
        <text:list-item>
          <text:p text:style-name="P17"><text:span text:style-name="T6">The Content:</text:span><text:span text:style-name="T7"> </text:span><text:span text:style-name="T8">Is it a direct slur? A "dog whistle"? A dehumanizing metaphor (e.g., comparing people to insects or diseases)?</text:span></text:p>
        </text:list-item>
        <text:list-item>
          <text:p text:style-name="P17"><text:span text:style-name="T6">The Speaker &amp; Target:</text:span><text:span text:style-name="T7"> </text:span><text:span text:style-name="T8">What is the power dynamic? A member of a marginalized group using an in-group slur (reclamation) is not the same as an outsider using it as an attack (oppression).</text:span></text:p>
        </text:list-item>
        <text:list-item>
          <text:p text:style-name="P17"><text:span text:style-name="T6">The Intent:</text:span><text:span text:style-name="T7"> </text:span><text:span text:style-name="T8">Does the speaker's profile, history, or language choice clearly demonstrate an </text:span><text:span text:style-name="T9">intent</text:span><text:span text:style-name="T7"> </text:span><text:span text:style-name="T8">to promote hatred? (Note: While intent is key, the </text:span><text:span text:style-name="T9">likely impact</text:span><text:span text:style-name="T7"> </text:span><text:span text:style-name="T8">and </text:span><text:span text:style-name="T9">public harm</text:span><text:span text:style-name="T7"> </text:span><text:span text:style-name="T8">can override an ambiguous intent).</text:span></text:p>
        </text:list-item>
      </text:list>
      <text:list text:style-name="L7">
        <text:list-item>
          <text:p text:style-name="P18"><text:span text:style-name="T6">Principle of Likelihood &amp; Imminence:</text:span><text:span text:style-name="T7"> </text:span><text:span text:style-name="T8">We prioritize action based on the potential for real-world harm.</text:span></text:p>
        </text:list-item>
      </text:list>
      <text:list text:style-name="L8">
        <text:list-item>
          <text:p text:style-name="P19"><text:span text:style-name="T6">Priority 1 (Highest):</text:span><text:span text:style-name="T7"> </text:span><text:span text:style-name="T8">Direct and credible calls for violence, harassment, or genocide.</text:span></text:p>
        </text:list-item>
        <text:list-item>
          <text:p text:style-name="P19"><text:span text:style-name="T6">Priority 2:</text:span><text:span text:style-name="T7"> </text:span><text:span text:style-name="T8">Systematic campaigns of dehumanization and coordinated harassment.</text:span></text:p>
        </text:list-item>
        <text:list-item>
          <text:p text:style-name="P20"><text:soft-page-break/><text:span text:style-name="T6">Priority 3:</text:span><text:span text:style-name="T7"> </text:span><text:span text:style-name="T8">Casual use of unambiguous, severe slurs and hateful stereotypes.</text:span></text:p>
        </text:list-item>
      </text:list>
      <text:p text:style-name="Horizontal_20_Line"/>
      <text:h text:style-name="P3" text:outline-level="4">Article 4: Scope of Action</text:h>
      <text:p text:style-name="P21">The Anti-Hate Platform Foundation and its community have a clear and limited mandate:</text:p>
      <text:list text:style-name="L9">
        <text:list-item>
          <text:p text:style-name="P22"><text:span text:style-name="T10">To Identify &amp; Verify:</text:span><text:span text:style-name="T11"> To serve as a global, independent, public-facing portal where any individual can submit potential violations of this Charter.</text:span></text:p>
        </text:list-item>
        <text:list-item>
          <text:p text:style-name="P22"><text:span text:style-name="T10">To Report &amp; Track:</text:span><text:span text:style-name="T11"> To forward verified reports to the relevant platforms (e.g., Organization,  Meta, X, YouTube, TikTok, Newspaper, Radio Station, Parliament, Government, NGO) through established channels and to track their response.</text:span></text:p>
        </text:list-item>
        <text:list-item>
          <text:p text:style-name="P22"><text:span text:style-name="T10">To Publish Data:</text:span><text:span text:style-name="T11"> To publish anonymized, aggregated data on the volume of hate, its nature, and the performance of platforms </text:span><text:span text:style-name="T12">and organizations</text:span><text:span text:style-name="T11"> in addressing it.</text:span></text:p>
        </text:list-item>
      </text:list>
      <text:p text:style-name="P23"><text:span text:style-name="T13">The Anti-Hate Platform does not have the power to delete content.</text:span><text:span text:style-name="T14"> </text:span><text:span text:style-name="T15">Our power is in our </text:span><text:span text:style-name="T13">independence, transparency, and expert verification</text:span><text:span text:style-name="T15">. We are a global auditor for digital trust and safety.</text:span></text:p>
      <text:p text:style-name="Horizontal_20_Line"/>
      <text:h text:style-name="P3" text:outline-level="4">Article 5: Governance (The "Living Document")</text:h>
      <text:p text:style-name="P4">This Charter is a living document, governed by the community it serves.</text:p>
      <text:list text:style-name="L10">
        <text:list-item>
          <text:p text:style-name="P24"><text:span text:style-name="T6">The Charter Council:</text:span><text:span text:style-name="T7"> </text:span><text:span text:style-name="T8">The Charter and its application shall be governed by a globally diverse "Charter Council." This council will be composed of elected community members (e.g., high-trust Verifiers) and appointed experts in international human rights law, linguistics, and regional socio-political contexts.</text:span></text:p>
        </text:list-item>
        <text:list-item>
          <text:p text:style-name="P24"><text:span text:style-name="T6">Amendment Process:</text:span><text:span text:style-name="T7"> </text:span><text:span text:style-name="T8">Amendments to this Charter (e.g., adding a Protected Characteristic) may be proposed by any member of the Council. Amendments must pass a public comment period and be ratified by a </text:span><text:span text:style-name="T6">two-thirds (2/3) supermajority</text:span><text:span text:style-name="T7"> </text:span><text:span text:style-name="T8">of the Council.</text:span></text:p>
        </text:list-item>
        <text:list-item>
          <text:p text:style-name="P25"><text:span text:style-name="T6">The Moderator's Glossary:</text:span><text:span text:style-name="T7"> </text:span><text:span text:style-name="T8">The Charter Council shall maintain an evolving, non-public </text:span><text:span text:style-name="T6">"Moderator's Glossary."</text:span><text:span text:style-name="T7"> </text:span><text:span text:style-name="T8">This document, which can be amended by a simple majority, will contain specific, contemporary examples of slurs, symbols, dog whistles, and hateful memes. This allows the Anti-Hate Platform to adapt to new forms of hate quickly without having to amend the core Charter.</text:span></text:p>
        </text:list-item>
      </text:list>
      <text:p text:style-name="Horizontal_20_Line"/>
      <text:p text:style-name="Horizontal_20_Line"/>
      <text:p text:style-name="Horizontal_20_Line"/>
      <text:p text:style-name="Text_20_body"><text:soft-page-break/></text:p>
      <text:p text:style-name="P26"><text:a xlink:type="simple" xlink:href="https://docs.google.com/forms/d/1OMlaWMh7hRdjxWb8wiuOsRYj_ca03M0Gl51ObyED9tE" text:style-name="Internet_20_link" text:visited-style-name="Visited_20_Internet_20_Link"><text:span text:style-name="T16">Participate in the public ratification vote for the Anti-Hate Platform Charter. Your feedback is crucial.</text:span></text:a></text:p>
      <text:p text:style-name="Text_20_body"/>
      <text:p text:style-name="P26"><text:span text:style-name="T17"> </text:span><text:a xlink:type="simple" xlink:href="https://docs.google.com/forms/d/1OMlaWMh7hRdjxWb8wiuOsRYj_ca03M0Gl51ObyED9tE" text:style-name="Internet_20_link" text:visited-style-name="Visited_20_Internet_20_Link"><text:span text:style-name="T16">Anti-Hate Platform Charter: Public Ratification Vote</text:span></text:a></text:p>
      <text:p text:style-name="Text_20_body"/>
      <text:p text:style-name="P26"><text:a xlink:type="simple" xlink:href="https://docs.google.com/document/d/1HjiJIhZVV1djajTvcM0bZ_On1qOxh86rPwtqd6Ua6ag/edit?usp=sharing" text:style-name="Internet_20_link" text:visited-style-name="Visited_20_Internet_20_Link"><text:span text:style-name="T18">الميثاق العالمي لمكافحة الكراهية</text:span></text:a></text:p>
      <text:p text:style-name="Text_20_body"><text:span text:style-name="T19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6:13:08.121473732</meta:creation-date>
    <meta:print-date>2025-11-22T16:17:10.645853078</meta:print-date>
    <meta:printed-by>PDF files</meta:printed-by>
    <dc:date>2025-11-22T16:17:44.841951097</dc:date>
    <meta:editing-duration>PT34S</meta:editing-duration>
    <meta:editing-cycles>1</meta:editing-cycles>
    <meta:document-statistic meta:table-count="0" meta:image-count="0" meta:object-count="0" meta:page-count="4" meta:paragraph-count="53" meta:word-count="843" meta:character-count="5477" meta:non-whitespace-character-count="4712"/>
    <meta:generator>LibreOffice/25.2.7.2$Linux_X86_64 LibreOffice_project/520$Build-2</meta:generator>
  </office:meta>
</office:document-meta>
</file>